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008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3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Participant</text:p>
          </table:table-cell>
          <table:table-cell table:style-name="ce1" office:value-type="string" calcext:value-type="string">
            <text:p>Congruent</text:p>
          </table:table-cell>
          <table:table-cell table:style-name="ce1" office:value-type="string" calcext:value-type="string">
            <text:p>Incongruent</text:p>
          </table:table-cell>
          <table:table-cell table:style-name="ce2" office:value-type="string" calcext:value-type="string">
            <text:p>DIFF(I-C)</text:p>
          </table:table-cell>
          <table:table-cell table:number-columns-repeated="2"/>
          <table:table-cell table:style-name="ce3" office:value-type="string" calcext:value-type="string">
            <text:p>Participant</text:p>
          </table:table-cell>
          <table:table-cell table:style-name="ce3" office:value-type="string" calcext:value-type="string">
            <text:p>Congruent</text:p>
          </table:table-cell>
          <table:table-cell table:style-name="ce3" office:value-type="string" calcext:value-type="string">
            <text:p>Incongruent</text:p>
          </table:table-cell>
          <table:table-cell table:style-name="ce6" office:value-type="string" calcext:value-type="string">
            <text:p>DIFF(I-C)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2.079" calcext:value-type="float">
            <text:p>12.079</text:p>
          </table:table-cell>
          <table:table-cell table:style-name="ce1" office:value-type="float" office:value="19.278" calcext:value-type="float">
            <text:p>19.278</text:p>
          </table:table-cell>
          <table:table-cell table:style-name="ce2" table:formula="of:=[.C2]-[.B2]" office:value-type="float" office:value="7.199" calcext:value-type="float">
            <text:p>7.199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5" office:value-type="float" office:value="12.079" calcext:value-type="float">
            <text:p>12.079</text:p>
          </table:table-cell>
          <table:table-cell table:style-name="ce5" office:value-type="float" office:value="19.278" calcext:value-type="float">
            <text:p>19.278</text:p>
          </table:table-cell>
          <table:table-cell table:style-name="ce8" table:formula="of:=[.I2]-[.H2]" office:value-type="float" office:value="7.199" calcext:value-type="float">
            <text:p>7.199</text:p>
          </table:table-cell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6.791" calcext:value-type="float">
            <text:p>16.791</text:p>
          </table:table-cell>
          <table:table-cell table:style-name="ce1" office:value-type="float" office:value="18.741" calcext:value-type="float">
            <text:p>18.741</text:p>
          </table:table-cell>
          <table:table-cell table:style-name="ce2" table:formula="of:=[.C3]-[.B3]" office:value-type="float" office:value="1.95" calcext:value-type="float">
            <text:p>1.95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5" office:value-type="float" office:value="16.791" calcext:value-type="float">
            <text:p>16.791</text:p>
          </table:table-cell>
          <table:table-cell table:style-name="ce5" office:value-type="float" office:value="18.741" calcext:value-type="float">
            <text:p>18.741</text:p>
          </table:table-cell>
          <table:table-cell table:style-name="ce8" table:formula="of:=[.I3]-[.H3]" office:value-type="float" office:value="1.95" calcext:value-type="float">
            <text:p>1.950</text:p>
          </table:table-cell>
          <table:table-cell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9.564" calcext:value-type="float">
            <text:p>9.564</text:p>
          </table:table-cell>
          <table:table-cell table:style-name="ce1" office:value-type="float" office:value="21.214" calcext:value-type="float">
            <text:p>21.214</text:p>
          </table:table-cell>
          <table:table-cell table:style-name="ce2" table:formula="of:=[.C4]-[.B4]" office:value-type="float" office:value="11.65" calcext:value-type="float">
            <text:p>11.65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5" office:value-type="float" office:value="9.564" calcext:value-type="float">
            <text:p>9.564</text:p>
          </table:table-cell>
          <table:table-cell table:style-name="ce5" office:value-type="float" office:value="21.214" calcext:value-type="float">
            <text:p>21.214</text:p>
          </table:table-cell>
          <table:table-cell table:style-name="ce8" table:formula="of:=[.I4]-[.H4]" office:value-type="float" office:value="11.65" calcext:value-type="float">
            <text:p>11.650</text:p>
          </table:table-cell>
          <table:table-cell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8.63" calcext:value-type="float">
            <text:p>8.63</text:p>
          </table:table-cell>
          <table:table-cell table:style-name="ce1" office:value-type="float" office:value="15.687" calcext:value-type="float">
            <text:p>15.687</text:p>
          </table:table-cell>
          <table:table-cell table:style-name="ce2" table:formula="of:=[.C5]-[.B5]" office:value-type="float" office:value="7.057" calcext:value-type="float">
            <text:p>7.057</text:p>
          </table:table-cell>
          <table:table-cell table:number-columns-repeated="2"/>
          <table:table-cell table:style-name="ce4" office:value-type="float" office:value="4" calcext:value-type="float">
            <text:p>4</text:p>
          </table:table-cell>
          <table:table-cell table:style-name="ce5" office:value-type="float" office:value="8.63" calcext:value-type="float">
            <text:p>8.630</text:p>
          </table:table-cell>
          <table:table-cell table:style-name="ce5" office:value-type="float" office:value="15.687" calcext:value-type="float">
            <text:p>15.687</text:p>
          </table:table-cell>
          <table:table-cell table:style-name="ce8" table:formula="of:=[.I5]-[.H5]" office:value-type="float" office:value="7.057" calcext:value-type="float">
            <text:p>7.057</text:p>
          </table:table-cell>
          <table:table-cell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4.669" calcext:value-type="float">
            <text:p>14.669</text:p>
          </table:table-cell>
          <table:table-cell table:style-name="ce1" office:value-type="float" office:value="22.803" calcext:value-type="float">
            <text:p>22.803</text:p>
          </table:table-cell>
          <table:table-cell table:style-name="ce2" table:formula="of:=[.C6]-[.B6]" office:value-type="float" office:value="8.134" calcext:value-type="float">
            <text:p>8.134</text:p>
          </table:table-cell>
          <table:table-cell table:number-columns-repeated="2"/>
          <table:table-cell table:style-name="ce4" office:value-type="float" office:value="5" calcext:value-type="float">
            <text:p>5</text:p>
          </table:table-cell>
          <table:table-cell table:style-name="ce5" office:value-type="float" office:value="14.669" calcext:value-type="float">
            <text:p>14.669</text:p>
          </table:table-cell>
          <table:table-cell table:style-name="ce5" office:value-type="float" office:value="22.803" calcext:value-type="float">
            <text:p>22.803</text:p>
          </table:table-cell>
          <table:table-cell table:style-name="ce8" table:formula="of:=[.I6]-[.H6]" office:value-type="float" office:value="8.134" calcext:value-type="float">
            <text:p>8.134</text:p>
          </table:table-cell>
          <table:table-cell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2.238" calcext:value-type="float">
            <text:p>12.238</text:p>
          </table:table-cell>
          <table:table-cell table:style-name="ce1" office:value-type="float" office:value="20.878" calcext:value-type="float">
            <text:p>20.878</text:p>
          </table:table-cell>
          <table:table-cell table:style-name="ce2" table:formula="of:=[.C7]-[.B7]" office:value-type="float" office:value="8.64" calcext:value-type="float">
            <text:p>8.64</text:p>
          </table:table-cell>
          <table:table-cell table:number-columns-repeated="2"/>
          <table:table-cell table:style-name="ce4" office:value-type="float" office:value="6" calcext:value-type="float">
            <text:p>6</text:p>
          </table:table-cell>
          <table:table-cell table:style-name="ce5" office:value-type="float" office:value="12.238" calcext:value-type="float">
            <text:p>12.238</text:p>
          </table:table-cell>
          <table:table-cell table:style-name="ce5" office:value-type="float" office:value="20.878" calcext:value-type="float">
            <text:p>20.878</text:p>
          </table:table-cell>
          <table:table-cell table:style-name="ce8" table:formula="of:=[.I7]-[.H7]" office:value-type="float" office:value="8.64" calcext:value-type="float">
            <text:p>8.640</text:p>
          </table:table-cell>
          <table:table-cell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4.692" calcext:value-type="float">
            <text:p>14.692</text:p>
          </table:table-cell>
          <table:table-cell table:style-name="ce1" office:value-type="float" office:value="24.572" calcext:value-type="float">
            <text:p>24.572</text:p>
          </table:table-cell>
          <table:table-cell table:style-name="ce2" table:formula="of:=[.C8]-[.B8]" office:value-type="float" office:value="9.88" calcext:value-type="float">
            <text:p>9.88</text:p>
          </table:table-cell>
          <table:table-cell table:number-columns-repeated="2"/>
          <table:table-cell table:style-name="ce4" office:value-type="float" office:value="7" calcext:value-type="float">
            <text:p>7</text:p>
          </table:table-cell>
          <table:table-cell table:style-name="ce5" office:value-type="float" office:value="14.692" calcext:value-type="float">
            <text:p>14.692</text:p>
          </table:table-cell>
          <table:table-cell table:style-name="ce5" office:value-type="float" office:value="24.572" calcext:value-type="float">
            <text:p>24.572</text:p>
          </table:table-cell>
          <table:table-cell table:style-name="ce8" table:formula="of:=[.I8]-[.H8]" office:value-type="float" office:value="9.88" calcext:value-type="float">
            <text:p>9.880</text:p>
          </table:table-cell>
          <table:table-cell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8.987" calcext:value-type="float">
            <text:p>8.987</text:p>
          </table:table-cell>
          <table:table-cell table:style-name="ce1" office:value-type="float" office:value="17.394" calcext:value-type="float">
            <text:p>17.394</text:p>
          </table:table-cell>
          <table:table-cell table:style-name="ce2" table:formula="of:=[.C9]-[.B9]" office:value-type="float" office:value="8.407" calcext:value-type="float">
            <text:p>8.407</text:p>
          </table:table-cell>
          <table:table-cell table:number-columns-repeated="2"/>
          <table:table-cell table:style-name="ce4" office:value-type="float" office:value="8" calcext:value-type="float">
            <text:p>8</text:p>
          </table:table-cell>
          <table:table-cell table:style-name="ce5" office:value-type="float" office:value="8.987" calcext:value-type="float">
            <text:p>8.987</text:p>
          </table:table-cell>
          <table:table-cell table:style-name="ce5" office:value-type="float" office:value="17.394" calcext:value-type="float">
            <text:p>17.394</text:p>
          </table:table-cell>
          <table:table-cell table:style-name="ce8" table:formula="of:=[.I9]-[.H9]" office:value-type="float" office:value="8.407" calcext:value-type="float">
            <text:p>8.407</text:p>
          </table:table-cell>
          <table:table-cell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9.401" calcext:value-type="float">
            <text:p>9.401</text:p>
          </table:table-cell>
          <table:table-cell table:style-name="ce1" office:value-type="float" office:value="20.762" calcext:value-type="float">
            <text:p>20.762</text:p>
          </table:table-cell>
          <table:table-cell table:style-name="ce2" table:formula="of:=[.C10]-[.B10]" office:value-type="float" office:value="11.361" calcext:value-type="float">
            <text:p>11.361</text:p>
          </table:table-cell>
          <table:table-cell table:number-columns-repeated="2"/>
          <table:table-cell table:style-name="ce4" office:value-type="float" office:value="9" calcext:value-type="float">
            <text:p>9</text:p>
          </table:table-cell>
          <table:table-cell table:style-name="ce5" office:value-type="float" office:value="9.401" calcext:value-type="float">
            <text:p>9.401</text:p>
          </table:table-cell>
          <table:table-cell table:style-name="ce5" office:value-type="float" office:value="20.762" calcext:value-type="float">
            <text:p>20.762</text:p>
          </table:table-cell>
          <table:table-cell table:style-name="ce8" table:formula="of:=[.I10]-[.H10]" office:value-type="float" office:value="11.361" calcext:value-type="float">
            <text:p>11.361</text:p>
          </table:table-cell>
          <table:table-cell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.48" calcext:value-type="float">
            <text:p>14.48</text:p>
          </table:table-cell>
          <table:table-cell table:style-name="ce1" office:value-type="float" office:value="26.282" calcext:value-type="float">
            <text:p>26.282</text:p>
          </table:table-cell>
          <table:table-cell table:style-name="ce2" table:formula="of:=[.C11]-[.B11]" office:value-type="float" office:value="11.802" calcext:value-type="float">
            <text:p>11.802</text:p>
          </table:table-cell>
          <table:table-cell table:number-columns-repeated="2"/>
          <table:table-cell table:style-name="ce4" office:value-type="float" office:value="10" calcext:value-type="float">
            <text:p>10</text:p>
          </table:table-cell>
          <table:table-cell table:style-name="ce5" office:value-type="float" office:value="14.48" calcext:value-type="float">
            <text:p>14.480</text:p>
          </table:table-cell>
          <table:table-cell table:style-name="ce5" office:value-type="float" office:value="26.282" calcext:value-type="float">
            <text:p>26.282</text:p>
          </table:table-cell>
          <table:table-cell table:style-name="ce8" table:formula="of:=[.I11]-[.H11]" office:value-type="float" office:value="11.802" calcext:value-type="float">
            <text:p>11.802</text:p>
          </table:table-cell>
          <table:table-cell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2.328" calcext:value-type="float">
            <text:p>22.328</text:p>
          </table:table-cell>
          <table:table-cell table:style-name="ce1" office:value-type="float" office:value="24.524" calcext:value-type="float">
            <text:p>24.524</text:p>
          </table:table-cell>
          <table:table-cell table:style-name="ce2" table:formula="of:=[.C12]-[.B12]" office:value-type="float" office:value="2.196" calcext:value-type="float">
            <text:p>2.196</text:p>
          </table:table-cell>
          <table:table-cell table:number-columns-repeated="2"/>
          <table:table-cell table:style-name="ce4" office:value-type="float" office:value="11" calcext:value-type="float">
            <text:p>11</text:p>
          </table:table-cell>
          <table:table-cell table:style-name="ce5" office:value-type="float" office:value="22.328" calcext:value-type="float">
            <text:p>22.328</text:p>
          </table:table-cell>
          <table:table-cell table:style-name="ce5" office:value-type="float" office:value="24.524" calcext:value-type="float">
            <text:p>24.524</text:p>
          </table:table-cell>
          <table:table-cell table:style-name="ce8" table:formula="of:=[.I12]-[.H12]" office:value-type="float" office:value="2.196" calcext:value-type="float">
            <text:p>2.196</text:p>
          </table:table-cell>
          <table:table-cell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.298" calcext:value-type="float">
            <text:p>15.298</text:p>
          </table:table-cell>
          <table:table-cell table:style-name="ce1" office:value-type="float" office:value="18.644" calcext:value-type="float">
            <text:p>18.644</text:p>
          </table:table-cell>
          <table:table-cell table:style-name="ce2" table:formula="of:=[.C13]-[.B13]" office:value-type="float" office:value="3.346" calcext:value-type="float">
            <text:p>3.346</text:p>
          </table:table-cell>
          <table:table-cell table:number-columns-repeated="2"/>
          <table:table-cell table:style-name="ce4" office:value-type="float" office:value="12" calcext:value-type="float">
            <text:p>12</text:p>
          </table:table-cell>
          <table:table-cell table:style-name="ce5" office:value-type="float" office:value="15.298" calcext:value-type="float">
            <text:p>15.298</text:p>
          </table:table-cell>
          <table:table-cell table:style-name="ce5" office:value-type="float" office:value="18.644" calcext:value-type="float">
            <text:p>18.644</text:p>
          </table:table-cell>
          <table:table-cell table:style-name="ce8" table:formula="of:=[.I13]-[.H13]" office:value-type="float" office:value="3.346" calcext:value-type="float">
            <text:p>3.346</text:p>
          </table:table-cell>
          <table:table-cell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.073" calcext:value-type="float">
            <text:p>15.073</text:p>
          </table:table-cell>
          <table:table-cell table:style-name="ce1" office:value-type="float" office:value="17.51" calcext:value-type="float">
            <text:p>17.51</text:p>
          </table:table-cell>
          <table:table-cell table:style-name="ce2" table:formula="of:=[.C14]-[.B14]" office:value-type="float" office:value="2.437" calcext:value-type="float">
            <text:p>2.437</text:p>
          </table:table-cell>
          <table:table-cell table:number-columns-repeated="2"/>
          <table:table-cell table:style-name="ce4" office:value-type="float" office:value="13" calcext:value-type="float">
            <text:p>13</text:p>
          </table:table-cell>
          <table:table-cell table:style-name="ce5" office:value-type="float" office:value="15.073" calcext:value-type="float">
            <text:p>15.073</text:p>
          </table:table-cell>
          <table:table-cell table:style-name="ce5" office:value-type="float" office:value="17.51" calcext:value-type="float">
            <text:p>17.510</text:p>
          </table:table-cell>
          <table:table-cell table:style-name="ce8" table:formula="of:=[.I14]-[.H14]" office:value-type="float" office:value="2.437" calcext:value-type="float">
            <text:p>2.437</text:p>
          </table:table-cell>
          <table:table-cell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.929" calcext:value-type="float">
            <text:p>16.929</text:p>
          </table:table-cell>
          <table:table-cell table:style-name="ce1" office:value-type="float" office:value="20.33" calcext:value-type="float">
            <text:p>20.33</text:p>
          </table:table-cell>
          <table:table-cell table:style-name="ce2" table:formula="of:=[.C15]-[.B15]" office:value-type="float" office:value="3.401" calcext:value-type="float">
            <text:p>3.401</text:p>
          </table:table-cell>
          <table:table-cell table:number-columns-repeated="2"/>
          <table:table-cell table:style-name="ce4" office:value-type="float" office:value="14" calcext:value-type="float">
            <text:p>14</text:p>
          </table:table-cell>
          <table:table-cell table:style-name="ce5" office:value-type="float" office:value="16.929" calcext:value-type="float">
            <text:p>16.929</text:p>
          </table:table-cell>
          <table:table-cell table:style-name="ce5" office:value-type="float" office:value="20.33" calcext:value-type="float">
            <text:p>20.330</text:p>
          </table:table-cell>
          <table:table-cell table:style-name="ce8" table:formula="of:=[.I15]-[.H15]" office:value-type="float" office:value="3.401" calcext:value-type="float">
            <text:p>3.401</text:p>
          </table:table-cell>
          <table:table-cell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.2" calcext:value-type="float">
            <text:p>18.2</text:p>
          </table:table-cell>
          <table:table-cell table:style-name="ce1" office:value-type="float" office:value="35.255" calcext:value-type="float">
            <text:p>35.255</text:p>
          </table:table-cell>
          <table:table-cell table:style-name="ce2" table:formula="of:=[.C16]-[.B16]" office:value-type="float" office:value="17.055" calcext:value-type="float">
            <text:p>17.055</text:p>
          </table:table-cell>
          <table:table-cell table:number-columns-repeated="2"/>
          <table:table-cell table:style-name="ce4" office:value-type="float" office:value="16" calcext:value-type="float">
            <text:p>16</text:p>
          </table:table-cell>
          <table:table-cell table:style-name="ce5" office:value-type="float" office:value="12.13" calcext:value-type="float">
            <text:p>12.130</text:p>
          </table:table-cell>
          <table:table-cell table:style-name="ce5" office:value-type="float" office:value="22.158" calcext:value-type="float">
            <text:p>22.158</text:p>
          </table:table-cell>
          <table:table-cell table:style-name="ce8" table:formula="of:=[.I16]-[.H16]" office:value-type="float" office:value="10.028" calcext:value-type="float">
            <text:p>10.028</text:p>
          </table:table-cell>
          <table:table-cell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.13" calcext:value-type="float">
            <text:p>12.13</text:p>
          </table:table-cell>
          <table:table-cell table:style-name="ce1" office:value-type="float" office:value="22.158" calcext:value-type="float">
            <text:p>22.158</text:p>
          </table:table-cell>
          <table:table-cell table:style-name="ce2" table:formula="of:=[.C17]-[.B17]" office:value-type="float" office:value="10.028" calcext:value-type="float">
            <text:p>10.028</text:p>
          </table:table-cell>
          <table:table-cell table:number-columns-repeated="2"/>
          <table:table-cell table:style-name="ce4" office:value-type="float" office:value="17" calcext:value-type="float">
            <text:p>17</text:p>
          </table:table-cell>
          <table:table-cell table:style-name="ce5" office:value-type="float" office:value="18.495" calcext:value-type="float">
            <text:p>18.495</text:p>
          </table:table-cell>
          <table:table-cell table:style-name="ce5" office:value-type="float" office:value="25.139" calcext:value-type="float">
            <text:p>25.139</text:p>
          </table:table-cell>
          <table:table-cell table:style-name="ce8" table:formula="of:=[.I17]-[.H17]" office:value-type="float" office:value="6.644" calcext:value-type="float">
            <text:p>6.644</text:p>
          </table:table-cell>
          <table:table-cell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.495" calcext:value-type="float">
            <text:p>18.495</text:p>
          </table:table-cell>
          <table:table-cell table:style-name="ce1" office:value-type="float" office:value="25.139" calcext:value-type="float">
            <text:p>25.139</text:p>
          </table:table-cell>
          <table:table-cell table:style-name="ce2" table:formula="of:=[.C18]-[.B18]" office:value-type="float" office:value="6.644" calcext:value-type="float">
            <text:p>6.644</text:p>
          </table:table-cell>
          <table:table-cell table:number-columns-repeated="2"/>
          <table:table-cell table:style-name="ce4" office:value-type="float" office:value="18" calcext:value-type="float">
            <text:p>18</text:p>
          </table:table-cell>
          <table:table-cell table:style-name="ce5" office:value-type="float" office:value="10.639" calcext:value-type="float">
            <text:p>10.639</text:p>
          </table:table-cell>
          <table:table-cell table:style-name="ce5" office:value-type="float" office:value="20.429" calcext:value-type="float">
            <text:p>20.429</text:p>
          </table:table-cell>
          <table:table-cell table:style-name="ce8" table:formula="of:=[.I18]-[.H18]" office:value-type="float" office:value="9.79" calcext:value-type="float">
            <text:p>9.790</text:p>
          </table:table-cell>
          <table:table-cell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10.639" calcext:value-type="float">
            <text:p>10.639</text:p>
          </table:table-cell>
          <table:table-cell table:style-name="ce1" office:value-type="float" office:value="20.429" calcext:value-type="float">
            <text:p>20.429</text:p>
          </table:table-cell>
          <table:table-cell table:style-name="ce2" table:formula="of:=[.C19]-[.B19]" office:value-type="float" office:value="9.79" calcext:value-type="float">
            <text:p>9.79</text:p>
          </table:table-cell>
          <table:table-cell table:number-columns-repeated="2"/>
          <table:table-cell table:style-name="ce4" office:value-type="float" office:value="19" calcext:value-type="float">
            <text:p>19</text:p>
          </table:table-cell>
          <table:table-cell table:style-name="ce5" office:value-type="float" office:value="11.344" calcext:value-type="float">
            <text:p>11.344</text:p>
          </table:table-cell>
          <table:table-cell table:style-name="ce5" office:value-type="float" office:value="17.425" calcext:value-type="float">
            <text:p>17.425</text:p>
          </table:table-cell>
          <table:table-cell table:style-name="ce8" table:formula="of:=[.I19]-[.H19]" office:value-type="float" office:value="6.081" calcext:value-type="float">
            <text:p>6.081</text:p>
          </table:table-cell>
          <table:table-cell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11.344" calcext:value-type="float">
            <text:p>11.344</text:p>
          </table:table-cell>
          <table:table-cell table:style-name="ce1" office:value-type="float" office:value="17.425" calcext:value-type="float">
            <text:p>17.425</text:p>
          </table:table-cell>
          <table:table-cell table:style-name="ce2" table:formula="of:=[.C20]-[.B20]" office:value-type="float" office:value="6.081" calcext:value-type="float">
            <text:p>6.081</text:p>
          </table:table-cell>
          <table:table-cell table:number-columns-repeated="2"/>
          <table:table-cell table:style-name="ce4" office:value-type="float" office:value="21" calcext:value-type="float">
            <text:p>21</text:p>
          </table:table-cell>
          <table:table-cell table:style-name="ce5" office:value-type="float" office:value="12.944" calcext:value-type="float">
            <text:p>12.944</text:p>
          </table:table-cell>
          <table:table-cell table:style-name="ce5" office:value-type="float" office:value="23.894" calcext:value-type="float">
            <text:p>23.894</text:p>
          </table:table-cell>
          <table:table-cell table:style-name="ce8" table:formula="of:=[.I20]-[.H20]" office:value-type="float" office:value="10.95" calcext:value-type="float">
            <text:p>10.950</text:p>
          </table:table-cell>
          <table:table-cell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.369" calcext:value-type="float">
            <text:p>12.369</text:p>
          </table:table-cell>
          <table:table-cell table:style-name="ce1" office:value-type="float" office:value="34.288" calcext:value-type="float">
            <text:p>34.288</text:p>
          </table:table-cell>
          <table:table-cell table:style-name="ce2" table:formula="of:=[.C21]-[.B21]" office:value-type="float" office:value="21.919" calcext:value-type="float">
            <text:p>21.919</text:p>
          </table:table-cell>
          <table:table-cell table:number-columns-repeated="2"/>
          <table:table-cell table:style-name="ce4" office:value-type="float" office:value="22" calcext:value-type="float">
            <text:p>22</text:p>
          </table:table-cell>
          <table:table-cell table:style-name="ce5" office:value-type="float" office:value="14.233" calcext:value-type="float">
            <text:p>14.233</text:p>
          </table:table-cell>
          <table:table-cell table:style-name="ce5" office:value-type="float" office:value="17.96" calcext:value-type="float">
            <text:p>17.960</text:p>
          </table:table-cell>
          <table:table-cell table:style-name="ce8" table:formula="of:=[.I21]-[.H21]" office:value-type="float" office:value="3.727" calcext:value-type="float">
            <text:p>3.727</text:p>
          </table:table-cell>
          <table:table-cell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.944" calcext:value-type="float">
            <text:p>12.944</text:p>
          </table:table-cell>
          <table:table-cell table:style-name="ce1" office:value-type="float" office:value="23.894" calcext:value-type="float">
            <text:p>23.894</text:p>
          </table:table-cell>
          <table:table-cell table:style-name="ce2" table:formula="of:=[.C22]-[.B22]" office:value-type="float" office:value="10.95" calcext:value-type="float">
            <text:p>10.95</text:p>
          </table:table-cell>
          <table:table-cell table:number-columns-repeated="2"/>
          <table:table-cell table:style-name="ce4" office:value-type="float" office:value="23" calcext:value-type="float">
            <text:p>23</text:p>
          </table:table-cell>
          <table:table-cell table:style-name="ce5" office:value-type="float" office:value="19.71" calcext:value-type="float">
            <text:p>19.710</text:p>
          </table:table-cell>
          <table:table-cell table:style-name="ce5" office:value-type="float" office:value="22.058" calcext:value-type="float">
            <text:p>22.058</text:p>
          </table:table-cell>
          <table:table-cell table:style-name="ce8" table:formula="of:=[.I22]-[.H22]" office:value-type="float" office:value="2.348" calcext:value-type="float">
            <text:p>2.348</text:p>
          </table:table-cell>
          <table:table-cell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14.233" calcext:value-type="float">
            <text:p>14.233</text:p>
          </table:table-cell>
          <table:table-cell table:style-name="ce1" office:value-type="float" office:value="17.96" calcext:value-type="float">
            <text:p>17.96</text:p>
          </table:table-cell>
          <table:table-cell table:style-name="ce2" table:formula="of:=[.C23]-[.B23]" office:value-type="float" office:value="3.727" calcext:value-type="float">
            <text:p>3.727</text:p>
          </table:table-cell>
          <table:table-cell table:number-columns-repeated="2"/>
          <table:table-cell table:style-name="ce4" office:value-type="float" office:value="24" calcext:value-type="float">
            <text:p>24</text:p>
          </table:table-cell>
          <table:table-cell table:style-name="ce5" office:value-type="float" office:value="16.004" calcext:value-type="float">
            <text:p>16.004</text:p>
          </table:table-cell>
          <table:table-cell table:style-name="ce5" office:value-type="float" office:value="21.157" calcext:value-type="float">
            <text:p>21.157</text:p>
          </table:table-cell>
          <table:table-cell table:style-name="ce8" table:formula="of:=[.I23]-[.H23]" office:value-type="float" office:value="5.153" calcext:value-type="float">
            <text:p>5.153</text:p>
          </table:table-cell>
          <table:table-cell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.71" calcext:value-type="float">
            <text:p>19.71</text:p>
          </table:table-cell>
          <table:table-cell table:style-name="ce1" office:value-type="float" office:value="22.058" calcext:value-type="float">
            <text:p>22.058</text:p>
          </table:table-cell>
          <table:table-cell table:style-name="ce2" table:formula="of:=[.C24]-[.B24]" office:value-type="float" office:value="2.348" calcext:value-type="float">
            <text:p>2.348</text:p>
          </table:table-cell>
          <table:table-cell table:number-columns-repeated="5"/>
          <table:table-cell table:style-name="ce2" table:formula="of:=AVERAGE([.J2:.J23])" office:value-type="float" office:value="6.91731818181818" calcext:value-type="float">
            <text:p>6.9173181818</text:p>
          </table:table-cell>
          <table:table-cell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16.004" calcext:value-type="float">
            <text:p>16.004</text:p>
          </table:table-cell>
          <table:table-cell table:style-name="ce1" office:value-type="float" office:value="21.157" calcext:value-type="float">
            <text:p>21.157</text:p>
          </table:table-cell>
          <table:table-cell table:style-name="ce2" table:formula="of:=[.C25]-[.B25]" office:value-type="float" office:value="5.153" calcext:value-type="float">
            <text:p>5.153</text:p>
          </table:table-cell>
          <table:table-cell table:number-columns-repeated="2"/>
          <table:table-cell office:value-type="string" calcext:value-type="string">
            <text:p>Note: outlier cases #15 and #20 removed</text:p>
          </table:table-cell>
          <table:table-cell table:number-columns-repeated="2"/>
          <table:table-cell table:style-name="ce2"/>
          <table:table-cell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Congruent</text:p>
          </table:table-cell>
          <table:table-cell table:style-name="ce2" office:value-type="string" calcext:value-type="string">
            <text:p>Incongruent</text:p>
          </table:table-cell>
          <table:table-cell table:style-name="ce2" office:value-type="string" calcext:value-type="string">
            <text:p>DIFF(I-C)</text:p>
          </table:table-cell>
          <table:table-cell table:number-columns-repeated="3"/>
          <table:table-cell table:style-name="ce2" office:value-type="string" calcext:value-type="string">
            <text:p>Congruent</text:p>
          </table:table-cell>
          <table:table-cell table:style-name="ce2" office:value-type="string" calcext:value-type="string">
            <text:p>Incongruent</text:p>
          </table:table-cell>
          <table:table-cell table:style-name="ce2" office:value-type="string" calcext:value-type="string">
            <text:p>DIFF(I-C)</text:p>
          </table:table-cell>
          <table:table-cell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$B$1:.$B$25])" office:value-type="float" office:value="14.051125" calcext:value-type="float">
            <text:p>14.051125</text:p>
          </table:table-cell>
          <table:table-cell table:formula="of:=AVERAGE([.$C$1:.$C$25])" office:value-type="float" office:value="22.0159166666667" calcext:value-type="float">
            <text:p>22.0159166667</text:p>
          </table:table-cell>
          <table:table-cell table:formula="of:=AVERAGE([.$D$1:.$D$25])" office:value-type="float" office:value="7.96479166666666" calcext:value-type="float">
            <text:p>7.9647916667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table:formula="of:=AVERAGE([.$H$1:.$H$23])" office:value-type="float" office:value="13.939" calcext:value-type="float">
            <text:p>13.939</text:p>
          </table:table-cell>
          <table:table-cell table:formula="of:=AVERAGE([.$I$1:.$I$23])" office:value-type="float" office:value="20.8563181818182" calcext:value-type="float">
            <text:p>20.8563181818</text:p>
          </table:table-cell>
          <table:table-cell table:formula="of:=AVERAGE([.$J$1:.$J$23])" office:value-type="float" office:value="6.91731818181818" calcext:value-type="float">
            <text:p>6.9173181818</text:p>
          </table:table-cell>
          <table:table-cell/>
        </table:table-row>
        <table:table-row table:style-name="ro1">
          <table:table-cell office:value-type="string" calcext:value-type="string">
            <text:p>Standard Error</text:p>
          </table:table-cell>
          <table:table-cell table:formula="of:=SQRT(VAR([.$B$1:.$B$25])/COUNT([.$B$1:.$B$25]))" office:value-type="float" office:value="0.726550900678799" calcext:value-type="float">
            <text:p>0.7265509007</text:p>
          </table:table-cell>
          <table:table-cell table:formula="of:=SQRT(VAR([.$C$1:.$C$25])/COUNT([.$C$1:.$C$25]))" office:value-type="float" office:value="0.979195184752762" calcext:value-type="float">
            <text:p>0.9791951848</text:p>
          </table:table-cell>
          <table:table-cell table:formula="of:=SQRT(VAR([.$D$1:.$D$25])/COUNT([.$D$1:.$D$25]))" office:value-type="float" office:value="0.99302863477834" calcext:value-type="float">
            <text:p>0.9930286348</text:p>
          </table:table-cell>
          <table:table-cell table:number-columns-repeated="2"/>
          <table:table-cell office:value-type="string" calcext:value-type="string">
            <text:p>Standard Error</text:p>
          </table:table-cell>
          <table:table-cell table:formula="of:=SQRT(VAR([.$H$1:.$H$23])/COUNT([.$H$1:.$H$23]))" office:value-type="float" office:value="0.765981779535314" calcext:value-type="float">
            <text:p>0.7659817795</text:p>
          </table:table-cell>
          <table:table-cell table:formula="of:=SQRT(VAR([.$I$1:.$I$23])/COUNT([.$I$1:.$I$23]))" office:value-type="float" office:value="0.613361938396438" calcext:value-type="float">
            <text:p>0.6133619384</text:p>
          </table:table-cell>
          <table:table-cell table:formula="of:=SQRT(VAR([.$J$1:.$J$23])/COUNT([.$J$1:.$J$23]))" office:value-type="float" office:value="0.72500217460896" calcext:value-type="float">
            <text:p>0.7250021746</text:p>
          </table:table-cell>
          <table:table-cell/>
        </table:table-row>
        <table:table-row table:style-name="ro1">
          <table:table-cell office:value-type="string" calcext:value-type="string">
            <text:p>Mode</text:p>
          </table:table-cell>
          <table:table-cell table:formula="of:=MODE([.$B$1:.$B$25])" office:value-type="string" office:string-value="" calcext:value-type="error">
            <text:p>#VALUE!</text:p>
          </table:table-cell>
          <table:table-cell table:formula="of:=MODE([.$C$1:.$C$25])" office:value-type="string" office:string-value="" calcext:value-type="error">
            <text:p>#VALUE!</text:p>
          </table:table-cell>
          <table:table-cell table:formula="of:=MODE([.$D$1:.$D$25])" office:value-type="string" office:string-value="" calcext:value-type="error">
            <text:p>#VALUE!</text:p>
          </table:table-cell>
          <table:table-cell table:number-columns-repeated="2"/>
          <table:table-cell office:value-type="string" calcext:value-type="string">
            <text:p>Mode</text:p>
          </table:table-cell>
          <table:table-cell table:formula="of:=MODE([.$H$1:.$H$23])" office:value-type="string" office:string-value="" calcext:value-type="error">
            <text:p>#VALUE!</text:p>
          </table:table-cell>
          <table:table-cell table:formula="of:=MODE([.$I$1:.$I$23])" office:value-type="string" office:string-value="" calcext:value-type="error">
            <text:p>#VALUE!</text:p>
          </table:table-cell>
          <table:table-cell table:formula="of:=MODE([.$J$1:.$J$23]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$B$1:.$B$25])" office:value-type="float" office:value="14.3565" calcext:value-type="float">
            <text:p>14.3565</text:p>
          </table:table-cell>
          <table:table-cell table:formula="of:=MEDIAN([.$C$1:.$C$25])" office:value-type="float" office:value="21.0175" calcext:value-type="float">
            <text:p>21.0175</text:p>
          </table:table-cell>
          <table:table-cell table:formula="of:=MEDIAN([.$D$1:.$D$25])" office:value-type="float" office:value="7.6665" calcext:value-type="float">
            <text:p>7.6665</text:p>
          </table:table-cell>
          <table:table-cell table:number-columns-repeated="2"/>
          <table:table-cell office:value-type="string" calcext:value-type="string">
            <text:p>Median</text:p>
          </table:table-cell>
          <table:table-cell table:formula="of:=MEDIAN([.$H$1:.$H$23])" office:value-type="float" office:value="14.3565" calcext:value-type="float">
            <text:p>14.3565</text:p>
          </table:table-cell>
          <table:table-cell table:formula="of:=MEDIAN([.$I$1:.$I$23])" office:value-type="float" office:value="20.82" calcext:value-type="float">
            <text:p>20.82</text:p>
          </table:table-cell>
          <table:table-cell table:formula="of:=MEDIAN([.$J$1:.$J$23])" office:value-type="float" office:value="7.128" calcext:value-type="float">
            <text:p>7.128</text:p>
          </table:table-cell>
          <table:table-cell/>
        </table:table-row>
        <table:table-row table:style-name="ro1">
          <table:table-cell office:value-type="string" calcext:value-type="string">
            <text:p>Variance</text:p>
          </table:table-cell>
          <table:table-cell table:formula="of:=VAR([.$B$1:.$B$25])" office:value-type="float" office:value="12.6690290706522" calcext:value-type="float">
            <text:p>12.6690290707</text:p>
          </table:table-cell>
          <table:table-cell table:formula="of:=VAR([.$C$1:.$C$25])" office:value-type="float" office:value="23.0117570362319" calcext:value-type="float">
            <text:p>23.0117570362</text:p>
          </table:table-cell>
          <table:table-cell table:formula="of:=VAR([.$D$1:.$D$25])" office:value-type="float" office:value="23.6665408677536" calcext:value-type="float">
            <text:p>23.6665408678</text:p>
          </table:table-cell>
          <table:table-cell table:number-columns-repeated="2"/>
          <table:table-cell office:value-type="string" calcext:value-type="string">
            <text:p>Variance</text:p>
          </table:table-cell>
          <table:table-cell table:formula="of:=VAR([.$H$1:.$H$23])" office:value-type="float" office:value="12.9080179047619" calcext:value-type="float">
            <text:p>12.9080179048</text:p>
          </table:table-cell>
          <table:table-cell table:formula="of:=VAR([.$I$1:.$I$23])" office:value-type="float" office:value="8.27668308441558" calcext:value-type="float">
            <text:p>8.2766830844</text:p>
          </table:table-cell>
          <table:table-cell table:formula="of:=VAR([.$J$1:.$J$23])" office:value-type="float" office:value="11.5638193701299" calcext:value-type="float">
            <text:p>11.5638193701</text:p>
          </table:table-cell>
          <table:table-cell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([.$B$1:.$B$25])" office:value-type="float" office:value="3.5593579576452" calcext:value-type="float">
            <text:p>3.5593579576</text:p>
          </table:table-cell>
          <table:table-cell table:formula="of:=STDEV([.$C$1:.$C$25])" office:value-type="float" office:value="4.79705712246914" calcext:value-type="float">
            <text:p>4.7970571225</text:p>
          </table:table-cell>
          <table:table-cell table:formula="of:=STDEV([.$D$1:.$D$25])" office:value-type="float" office:value="4.86482691035905" calcext:value-type="float">
            <text:p>4.8648269104</text:p>
          </table:table-cell>
          <table:table-cell table:number-columns-repeated="2"/>
          <table:table-cell office:value-type="string" calcext:value-type="string">
            <text:p>Standard Deviation</text:p>
          </table:table-cell>
          <table:table-cell table:formula="of:=STDEV([.$H$1:.$H$23])" office:value-type="float" office:value="3.59277301047003" calcext:value-type="float">
            <text:p>3.5927730105</text:p>
          </table:table-cell>
          <table:table-cell table:formula="of:=STDEV([.$I$1:.$I$23])" office:value-type="float" office:value="2.8769225023305" calcext:value-type="float">
            <text:p>2.8769225023</text:p>
          </table:table-cell>
          <table:table-cell table:formula="of:=STDEV([.$J$2:.$J$23])" office:value-type="float" office:value="3.40056162569212" calcext:value-type="float">
            <text:p>3.4005616257</text:p>
          </table:table-cell>
          <table:table-cell/>
        </table:table-row>
        <table:table-row table:style-name="ro1">
          <table:table-cell office:value-type="string" calcext:value-type="string">
            <text:p>Kurtosis</text:p>
          </table:table-cell>
          <table:table-cell table:formula="of:=KURT([.$B$1:.$B$25])" office:value-type="float" office:value="-0.2052248233234" calcext:value-type="float">
            <text:p>-0.2052248233</text:p>
          </table:table-cell>
          <table:table-cell table:formula="of:=KURT([.$C$1:.$C$25])" office:value-type="float" office:value="2.68890019843599" calcext:value-type="float">
            <text:p>2.6889001984</text:p>
          </table:table-cell>
          <table:table-cell table:formula="of:=KURT([.$D$1:.$D$25])" office:value-type="float" office:value="1.71001363502147" calcext:value-type="float">
            <text:p>1.710013635</text:p>
          </table:table-cell>
          <table:table-cell table:number-columns-repeated="2"/>
          <table:table-cell office:value-type="string" calcext:value-type="string">
            <text:p>Kurtosis</text:p>
          </table:table-cell>
          <table:table-cell table:formula="of:=KURT([.$H$1:.$H$23])" office:value-type="float" office:value="-0.03939013737451" calcext:value-type="float">
            <text:p>-0.0393901374</text:p>
          </table:table-cell>
          <table:table-cell table:formula="of:=KURT([.$I$1:.$I$23])" office:value-type="float" office:value="-0.777367468298187" calcext:value-type="float">
            <text:p>-0.7773674683</text:p>
          </table:table-cell>
          <table:table-cell table:formula="of:=KURT([.$J$1:.$J$23])" office:value-type="float" office:value="-1.41700651664636" calcext:value-type="float">
            <text:p>-1.4170065166</text:p>
          </table:table-cell>
          <table:table-cell/>
        </table:table-row>
        <table:table-row table:style-name="ro1">
          <table:table-cell office:value-type="string" calcext:value-type="string">
            <text:p>Skewness</text:p>
          </table:table-cell>
          <table:table-cell table:formula="of:=SKEW([.$B$1:.$B$25])" office:value-type="float" office:value="0.416899874479037" calcext:value-type="float">
            <text:p>0.4168998745</text:p>
          </table:table-cell>
          <table:table-cell table:formula="of:=SKEW([.$C$1:.$C$25])" office:value-type="float" office:value="1.54759002591555" calcext:value-type="float">
            <text:p>1.5475900259</text:p>
          </table:table-cell>
          <table:table-cell table:formula="of:=SKEW([.$D$1:.$D$25])" office:value-type="float" office:value="1.07320998748673" calcext:value-type="float">
            <text:p>1.0732099875</text:p>
          </table:table-cell>
          <table:table-cell table:number-columns-repeated="2"/>
          <table:table-cell office:value-type="string" calcext:value-type="string">
            <text:p>Skewness</text:p>
          </table:table-cell>
          <table:table-cell table:formula="of:=SKEW([.$H$1:.$H$23])" office:value-type="float" office:value="0.475418356176812" calcext:value-type="float">
            <text:p>0.4754183562</text:p>
          </table:table-cell>
          <table:table-cell table:formula="of:=SKEW([.$I$1:.$I$23])" office:value-type="float" office:value="0.158549551494513" calcext:value-type="float">
            <text:p>0.1585495515</text:p>
          </table:table-cell>
          <table:table-cell table:formula="of:=SKEW([.$J$1:.$J$23])" office:value-type="float" office:value="-0.0996410187069273" calcext:value-type="float">
            <text:p>-0.0996410187</text:p>
          </table:table-cell>
          <table:table-cell/>
        </table:table-row>
        <table:table-row table:style-name="ro1">
          <table:table-cell office:value-type="string" calcext:value-type="string">
            <text:p>Range</text:p>
          </table:table-cell>
          <table:table-cell table:formula="of:=MAX([.$B$1:.$B$25])-MIN([.$B$1:.$B$25])" office:value-type="float" office:value="13.698" calcext:value-type="float">
            <text:p>13.698</text:p>
          </table:table-cell>
          <table:table-cell table:formula="of:=MAX([.$C$1:.$C$25])-MIN([.$C$1:.$C$25])" office:value-type="float" office:value="19.568" calcext:value-type="float">
            <text:p>19.568</text:p>
          </table:table-cell>
          <table:table-cell table:formula="of:=MAX([.$D$1:.$D$25])-MIN([.$D$1:.$D$25])" office:value-type="float" office:value="19.969" calcext:value-type="float">
            <text:p>19.969</text:p>
          </table:table-cell>
          <table:table-cell table:number-columns-repeated="2"/>
          <table:table-cell office:value-type="string" calcext:value-type="string">
            <text:p>Range</text:p>
          </table:table-cell>
          <table:table-cell table:formula="of:=MAX([.$H$1:.$H$23])-MIN([.$H$1:.$H$23])" office:value-type="float" office:value="13.698" calcext:value-type="float">
            <text:p>13.698</text:p>
          </table:table-cell>
          <table:table-cell table:formula="of:=MAX([.$I$1:.$I$23])-MIN([.$I$1:.$I$23])" office:value-type="float" office:value="10.595" calcext:value-type="float">
            <text:p>10.595</text:p>
          </table:table-cell>
          <table:table-cell table:formula="of:=MAX([.$J$1:.$J$23])-MIN([.$J$1:.$J$23])" office:value-type="float" office:value="9.852" calcext:value-type="float">
            <text:p>9.852</text:p>
          </table:table-cell>
          <table:table-cell/>
        </table:table-row>
        <table:table-row table:style-name="ro1">
          <table:table-cell office:value-type="string" calcext:value-type="string">
            <text:p>Minimum</text:p>
          </table:table-cell>
          <table:table-cell table:formula="of:=MIN([.$B$1:.$B$25])" office:value-type="float" office:value="8.63" calcext:value-type="float">
            <text:p>8.63</text:p>
          </table:table-cell>
          <table:table-cell table:formula="of:=MIN([.$C$1:.$C$25])" office:value-type="float" office:value="15.687" calcext:value-type="float">
            <text:p>15.687</text:p>
          </table:table-cell>
          <table:table-cell table:formula="of:=MIN([.$D$1:.$D$25])" office:value-type="float" office:value="1.95" calcext:value-type="float">
            <text:p>1.95</text:p>
          </table:table-cell>
          <table:table-cell table:number-columns-repeated="2"/>
          <table:table-cell office:value-type="string" calcext:value-type="string">
            <text:p>Minimum</text:p>
          </table:table-cell>
          <table:table-cell table:formula="of:=MIN([.$H$1:.$H$23])" office:value-type="float" office:value="8.63" calcext:value-type="float">
            <text:p>8.63</text:p>
          </table:table-cell>
          <table:table-cell table:formula="of:=MIN([.$I$1:.$I$23])" office:value-type="float" office:value="15.687" calcext:value-type="float">
            <text:p>15.687</text:p>
          </table:table-cell>
          <table:table-cell table:formula="of:=MIN([.$J$1:.$J$23])" office:value-type="float" office:value="1.95" calcext:value-type="float">
            <text:p>1.95</text:p>
          </table:table-cell>
          <table:table-cell/>
        </table:table-row>
        <table:table-row table:style-name="ro1">
          <table:table-cell office:value-type="string" calcext:value-type="string">
            <text:p>Maximum</text:p>
          </table:table-cell>
          <table:table-cell table:formula="of:=MAX([.$B$1:.$B$25])" office:value-type="float" office:value="22.328" calcext:value-type="float">
            <text:p>22.328</text:p>
          </table:table-cell>
          <table:table-cell table:formula="of:=MAX([.$C$1:.$C$25])" office:value-type="float" office:value="35.255" calcext:value-type="float">
            <text:p>35.255</text:p>
          </table:table-cell>
          <table:table-cell table:formula="of:=MAX([.$D$1:.$D$25])" office:value-type="float" office:value="21.919" calcext:value-type="float">
            <text:p>21.919</text:p>
          </table:table-cell>
          <table:table-cell table:number-columns-repeated="2"/>
          <table:table-cell office:value-type="string" calcext:value-type="string">
            <text:p>Maximum</text:p>
          </table:table-cell>
          <table:table-cell table:formula="of:=MAX([.$H$1:.$H$23])" office:value-type="float" office:value="22.328" calcext:value-type="float">
            <text:p>22.328</text:p>
          </table:table-cell>
          <table:table-cell table:formula="of:=MAX([.$I$1:.$I$23])" office:value-type="float" office:value="26.282" calcext:value-type="float">
            <text:p>26.282</text:p>
          </table:table-cell>
          <table:table-cell table:formula="of:=MAX([.$J$1:.$J$23])" office:value-type="float" office:value="11.802" calcext:value-type="float">
            <text:p>11.802</text:p>
          </table:table-cell>
          <table:table-cell/>
        </table:table-row>
        <table:table-row table:style-name="ro1">
          <table:table-cell office:value-type="string" calcext:value-type="string">
            <text:p>Sum</text:p>
          </table:table-cell>
          <table:table-cell table:formula="of:=SUM([.$B$1:.$B$25])" office:value-type="float" office:value="337.227" calcext:value-type="float">
            <text:p>337.227</text:p>
          </table:table-cell>
          <table:table-cell table:formula="of:=SUM([.$C$1:.$C$25])" office:value-type="float" office:value="528.382" calcext:value-type="float">
            <text:p>528.382</text:p>
          </table:table-cell>
          <table:table-cell table:formula="of:=SUM([.$D$1:.$D$25])" office:value-type="float" office:value="191.155" calcext:value-type="float">
            <text:p>191.155</text:p>
          </table:table-cell>
          <table:table-cell table:number-columns-repeated="2"/>
          <table:table-cell office:value-type="string" calcext:value-type="string">
            <text:p>Sum</text:p>
          </table:table-cell>
          <table:table-cell table:formula="of:=SUM([.$H$1:.$H$23])" office:value-type="float" office:value="306.658" calcext:value-type="float">
            <text:p>306.658</text:p>
          </table:table-cell>
          <table:table-cell table:formula="of:=SUM([.$I$1:.$I$23])" office:value-type="float" office:value="458.839" calcext:value-type="float">
            <text:p>458.839</text:p>
          </table:table-cell>
          <table:table-cell table:formula="of:=SUM([.$J$1:.$J$23])" office:value-type="float" office:value="152.181" calcext:value-type="float">
            <text:p>152.181</text:p>
          </table:table-cell>
          <table:table-cell/>
        </table:table-row>
        <table:table-row table:style-name="ro1">
          <table:table-cell office:value-type="string" calcext:value-type="string">
            <text:p>Count</text:p>
          </table:table-cell>
          <table:table-cell table:formula="of:=COUNT([.$B$1:.$B$25])" office:value-type="float" office:value="24" calcext:value-type="float">
            <text:p>24</text:p>
          </table:table-cell>
          <table:table-cell table:formula="of:=COUNT([.$C$1:.$C$25])" office:value-type="float" office:value="24" calcext:value-type="float">
            <text:p>24</text:p>
          </table:table-cell>
          <table:table-cell table:formula="of:=COUNT([.$D$1:.$D$25])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Count</text:p>
          </table:table-cell>
          <table:table-cell table:formula="of:=COUNT([.$H$1:.$H$23])" office:value-type="float" office:value="22" calcext:value-type="float">
            <text:p>22</text:p>
          </table:table-cell>
          <table:table-cell table:formula="of:=COUNT([.$I$1:.$I$23])" office:value-type="float" office:value="22" calcext:value-type="float">
            <text:p>22</text:p>
          </table:table-cell>
          <table:table-cell table:formula="of:=COUNT([.$J$1:.$J$23])" office:value-type="float" office:value="22" calcext:value-type="float">
            <text:p>22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7"/>
          <table:table-cell table:style-name="ce6" office:value-type="string" calcext:value-type="string">
            <text:p>DIFF(I-C)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Mean</text:p>
          </table:table-cell>
          <table:table-cell table:style-name="ce7" table:formula="of:=AVERAGE([.$J$1:.$J$23])" office:value-type="float" office:value="6.91731818181818" calcext:value-type="float">
            <text:p>6.91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tandard Error</text:p>
          </table:table-cell>
          <table:table-cell table:style-name="ce7" table:formula="of:=SQRT(VAR([.$J$1:.$J$23])/COUNT([.$J$1:.$J$23]))" office:value-type="float" office:value="0.72500217460896" calcext:value-type="float">
            <text:p>0.72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Mode</text:p>
          </table:table-cell>
          <table:table-cell table:style-name="ce7"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Median</text:p>
          </table:table-cell>
          <table:table-cell table:style-name="ce7" table:formula="of:=MEDIAN([.$J$1:.$J$23])" office:value-type="float" office:value="7.128" calcext:value-type="float">
            <text:p>7.12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Variance</text:p>
          </table:table-cell>
          <table:table-cell table:style-name="ce7" table:formula="of:=VAR([.$J$1:.$J$23])" office:value-type="float" office:value="11.5638193701299" calcext:value-type="float">
            <text:p>11.56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tandard Deviation</text:p>
          </table:table-cell>
          <table:table-cell table:style-name="ce7" table:formula="of:=STDEV([.$J$1:.$J$23])" office:value-type="float" office:value="3.40056162569212" calcext:value-type="float">
            <text:p>3.401</text:p>
          </table:table-cell>
          <table:table-cell/>
          <table:table-cell table:formula="of:=[.H46]/[.H47]" office:value-type="float" office:value="9.54109990849218" calcext:value-type="float">
            <text:p>9.5410999085</text:p>
          </table:table-cell>
          <table:table-cell table:formula="of:=[.J51]/SQRT(22)" office:value-type="float" office:value="2.03416933531098" calcext:value-type="float">
            <text:p>2.034169335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Kurtosis</text:p>
          </table:table-cell>
          <table:table-cell table:style-name="ce7" table:formula="of:=KURT([.$J$1:.$J$23])" office:value-type="float" office:value="-1.41700651664636" calcext:value-type="float">
            <text:p>-1.417</text:p>
          </table:table-cell>
          <table:table-cell/>
          <table:table-cell table:formula="of:=3.401/SQRT(22)" office:value-type="float" office:value="0.725095636325431" calcext:value-type="float">
            <text:p>0.7250956363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Skewness</text:p>
          </table:table-cell>
          <table:table-cell table:style-name="ce7" table:formula="of:=SKEW([.$J$1:.$J$23])" office:value-type="float" office:value="-0.0996410187069273" calcext:value-type="float">
            <text:p>-0.10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ange</text:p>
          </table:table-cell>
          <table:table-cell table:style-name="ce7" table:formula="of:=MAX([.$J$1:.$J$23])-MIN([.$J$1:.$J$23])" office:value-type="float" office:value="9.852" calcext:value-type="float">
            <text:p>9.852</text:p>
          </table:table-cell>
          <table:table-cell/>
          <table:table-cell table:formula="of:=[.J51]*[.J51]/([.J51]*[.J51]+21)" office:value-type="float" office:value="0.812554539037314" calcext:value-type="float">
            <text:p>0.812554539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Minimum</text:p>
          </table:table-cell>
          <table:table-cell table:style-name="ce7" table:formula="of:=MIN([.$J$1:.$J$23])" office:value-type="float" office:value="1.95" calcext:value-type="float">
            <text:p>1.95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Maximum</text:p>
          </table:table-cell>
          <table:table-cell table:style-name="ce7" table:formula="of:=MAX([.$J$1:.$J$23])" office:value-type="float" office:value="11.802" calcext:value-type="float">
            <text:p>11.80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um</text:p>
          </table:table-cell>
          <table:table-cell table:style-name="ce7" table:formula="of:=SUM([.$J$1:.$J$23])" office:value-type="float" office:value="152.181" calcext:value-type="float">
            <text:p>152.18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ount</text:p>
          </table:table-cell>
          <table:table-cell table:style-name="ce7" table:formula="of:=COUNT([.$J$1:.$J$23])" office:value-type="float" office:value="22" calcext:value-type="float">
            <text:p>22.000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table:formula="of:=TINV(0.1;21)" office:value-type="float" office:value="1.72074290281188" calcext:value-type="float">
            <text:p>1.7207429028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.H46]+[.G60]*[.H51]/SQRT(22)" office:value-type="float" office:value="8.16486052829973" calcext:value-type="float">
            <text:p>8.1648605283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Cohen's D</text:p>
          </table:table-cell>
          <table:table-cell table:formula="of:=[.H46]/[.H51]" office:value-type="float" office:value="2.03416933531098" calcext:value-type="float">
            <text:p>2.0341693353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<text:span text:style-name="T1">ANOVA - Single Factor</text:span>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lumn 1</text:p>
          </table:table-cell>
          <table:table-cell table:formula="of:=COUNT([$Sheet1.$B$2:.$B$25])" office:value-type="float" office:value="24" calcext:value-type="float">
            <text:p>24</text:p>
          </table:table-cell>
          <table:table-cell table:formula="of:=SUM([$Sheet1.$B$2:.$B$25])" office:value-type="float" office:value="337.227" calcext:value-type="float">
            <text:p>337.227</text:p>
          </table:table-cell>
          <table:table-cell table:formula="of:=AVERAGE([$Sheet1.$B$2:.$B$25])" office:value-type="float" office:value="14.051125" calcext:value-type="float">
            <text:p>14.051125</text:p>
          </table:table-cell>
          <table:table-cell table:formula="of:=VAR([$Sheet1.$B$2:.$B$25])" office:value-type="float" office:value="12.6690290706522" calcext:value-type="float">
            <text:p>12.66902907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lumn 2</text:p>
          </table:table-cell>
          <table:table-cell table:formula="of:=COUNT([$Sheet1.$C$2:.$C$25])" office:value-type="float" office:value="24" calcext:value-type="float">
            <text:p>24</text:p>
          </table:table-cell>
          <table:table-cell table:formula="of:=SUM([$Sheet1.$C$2:.$C$25])" office:value-type="float" office:value="528.382" calcext:value-type="float">
            <text:p>528.382</text:p>
          </table:table-cell>
          <table:table-cell table:formula="of:=AVERAGE([$Sheet1.$C$2:.$C$25])" office:value-type="float" office:value="22.0159166666667" calcext:value-type="float">
            <text:p>22.0159166667</text:p>
          </table:table-cell>
          <table:table-cell table:formula="of:=VAR([$Sheet1.$C$2:.$C$25])" office:value-type="float" office:value="23.0117570362319" calcext:value-type="float">
            <text:p>23.0117570362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ween Groups</text:p>
          </table:table-cell>
          <table:table-cell table:formula="of:=[$Sheet1.$B$76] - [$Sheet1.$B$75]" office:value-type="string" office:string-value="" calcext:value-type="error">
            <text:p>Err:508</text:p>
          </table:table-cell>
          <table:table-cell table:formula="of:=[$Sheet1.$C$76] - [$Sheet1.$C$75]" office:value-type="float" office:value="1" calcext:value-type="float">
            <text:p>1</text:p>
          </table:table-cell>
          <table:table-cell table:formula="of:=[$Sheet1.$B$74] / [$Sheet1.$C$74]" office:value-type="string" office:string-value="" calcext:value-type="error">
            <text:p>Err:508</text:p>
          </table:table-cell>
          <table:table-cell table:formula="of:=[$Sheet1.$D$74] / [$Sheet1.$D$75]" office:value-type="string" office:string-value="" calcext:value-type="error">
            <text:p>Err:508</text:p>
          </table:table-cell>
          <table:table-cell table:formula="of:=LEGACY.FDIST([$Sheet1.$E$74]; [$Sheet1.$C$74]; [$Sheet1.$C$75])" office:value-type="string" office:string-value="" calcext:value-type="error">
            <text:p>Err:508</text:p>
          </table:table-cell>
          <table:table-cell table:formula="of:=LEGACY.FINV(0.05; [$Sheet1.$C$74]; [$Sheet1.$C$75])" office:value-type="float" office:value="4.05174869214921" calcext:value-type="float">
            <text:p>4.05174869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in Groups</text:p>
          </table:table-cell>
          <table:table-cell table:formula="of:=SUM(DEVSQ([.$B$2:.$B$25]);DEVSQ([.$C$2:.$C$25]))" office:value-type="float" office:value="820.658080458333" calcext:value-type="float">
            <text:p>820.6580804583</text:p>
          </table:table-cell>
          <table:table-cell table:formula="of:=SUM(COUNT([.$B$2:.$B$25])-1;COUNT([.$C$2:.$C$25])-1)" office:value-type="float" office:value="46" calcext:value-type="float">
            <text:p>46</text:p>
          </table:table-cell>
          <table:table-cell table:formula="of:=[$Sheet1.$B$75] / [$Sheet1.$C$75]" office:value-type="float" office:value="17.840393053442" calcext:value-type="float">
            <text:p>17.84039305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 table:formula="of:=DEVSQ([$Sheet1.$B$2:.$B$25],[$Sheet1.$C$2:.$C$25])" office:value-type="string" office:string-value="" calcext:value-type="error">
            <text:p>Err:508</text:p>
          </table:table-cell>
          <table:table-cell table:formula="of:=SUM(COUNT([.$B$2:.$B$25]);COUNT([.$C$2:.$C$25])) - 1" office:value-type="float" office:value="47" calcext:value-type="float">
            <text:p>47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1" number:min-integer-digits="1"/>
    </number:number-style>
    <number:number-style style:name="N125">
      <number:number number:decimal-places="11" number:min-integer-digits="1"/>
    </number:number-style>
    <number:number-style style:name="N126">
      <number:number number:decimal-places="10" number:min-integer-digits="1"/>
    </number:number-style>
    <number:number-style style:name="N127">
      <number:number number:decimal-places="9" number:min-integer-digits="1"/>
    </number:number-style>
    <number:number-style style:name="N128">
      <number:number number:decimal-places="8" number:min-integer-digits="1"/>
    </number:number-style>
    <number:number-style style:name="N129">
      <number:number number:decimal-places="7" number:min-integer-digits="1"/>
    </number:number-style>
    <number:number-style style:name="N130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3">00/00/0000</text:date>, <text:time style:data-style-name="N2" text:time-value="09:46:09.5680402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0T22:53:07.398299187</meta:creation-date>
    <dc:date>2015-09-03T00:47:12.265017102</dc:date>
    <meta:editing-duration>P10DT1H49M47S</meta:editing-duration>
    <meta:editing-cycles>14</meta:editing-cycles>
    <meta:generator>LibreOffice/4.2.8.2$Linux_X86_64 LibreOffice_project/420m0$Build-2</meta:generator>
    <meta:document-statistic meta:table-count="1" meta:cell-count="376" meta:object-count="0"/>
  </office:meta>
</office:document-meta>
</file>